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Normal_32_76" style:data-style-name="N3">
      <style:table-cell-properties fo:border="thin solid #000000" style:vertical-align="automatic" fo:background-color="transparent" style:repeat-content="false"/>
      <style:paragraph-properties fo:text-align="end" fo:margin-right="0cm"/>
    </style:style>
    <style:style style:name="ce13"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4"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6"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8"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9"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1"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2" style:family="table-cell" style:parent-style-name="Default" style:data-style-name="N49">
      <style:table-cell-properties fo:border-top="thin solid #000000" fo:border-bottom="thin solid #000000" fo:border-left="thin solid #000000" fo:border-right="none" style:vertical-align="middle" fo:background-color="transparent" style:cell-protect="protected" style:repeat-content="false"/>
      <style:paragraph-properties fo:text-align="end" fo:margin-right="0cm"/>
    </style:style>
    <style:style style:name="ce23" style:family="table-cell" style:parent-style-name="Default" style:data-style-name="N0">
      <style:table-cell-properties fo:border="thin solid #000000" style:vertical-align="top" fo:wrap-option="wrap"/>
      <style:text-properties fo:font-size="11pt" style:font-size-asian="11pt" style:font-size-complex="11pt"/>
    </style:style>
    <style:style style:name="ce24"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5" style:family="table-cell" style:parent-style-name="Default" style:data-style-name="N0">
      <style:table-cell-properties fo:border="thin solid #000000" style:vertical-align="middle" fo:background-color="#FFFFFF" style:cell-protect="none"/>
    </style:style>
    <style:style style:name="ce26"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style>
    <style:style style:name="ce27" style:family="table-cell" style:parent-style-name="Default" style:data-style-name="N0">
      <style:table-cell-properties fo:border="thin solid #000000" style:vertical-align="middle" fo:wrap-option="wrap"/>
    </style:style>
    <style:style style:name="ce2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9"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3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31"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23333333333333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3.94229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ce3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4"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5"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47"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10]));ISBLANK([.K10])))" style:apply-style-name="cf1" style:base-cell-address="Data_sheet.K10"/>
    </style:style>
    <style:style style:name="ce5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5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60"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63"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10]));ISBLANK([.F10])))" style:apply-style-name="cf1" style:base-cell-address="Data_sheet.F10"/>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10]));ISBLANK([.H10])))" style:apply-style-name="cf1" style:base-cell-address="Data_sheet.H10"/>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10]));ISBLANK([.I10])))" style:apply-style-name="cf1" style:base-cell-address="Data_sheet.I10"/>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10]));ISBLANK([.J10])))" style:apply-style-name="cf1" style:base-cell-address="Data_sheet.J10"/>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10]));ISBLANK([.G10])))" style:apply-style-name="cf1" style:base-cell-address="Data_sheet.G10"/>
    </style:style>
    <style:style style:name="ce6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0]));ISBLANK([.Y10])))" style:apply-style-name="cf1" style:base-cell-address="Data_sheet.Y10"/>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0]));ISBLANK([.X10])))" style:apply-style-name="cf1" style:base-cell-address="Data_sheet.X10"/>
    </style:style>
    <style:style style:name="ce7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9"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8">
            <text:p>Ministerial Department</text:p>
          </table:table-cell>
          <table:table-cell office:value-type="string" table:style-name="ce49">
            <text:p>Department for Work and Pensions</text:p>
          </table:table-cell>
          <table:table-cell office:value-type="float" office:value="34426" table:style-name="ce39">
            <text:p>34,426</text:p>
          </table:table-cell>
          <table:table-cell office:value-type="float" office:value="29571.99" table:style-name="ce42">
            <text:p>29571.99</text:p>
          </table:table-cell>
          <table:table-cell office:value-type="float" office:value="37888" table:style-name="ce39">
            <text:p>37,888</text:p>
          </table:table-cell>
          <table:table-cell office:value-type="float" office:value="33740.269999999997" table:style-name="ce42">
            <text:p>33740.27</text:p>
          </table:table-cell>
          <table:table-cell office:value-type="float" office:value="9111" table:style-name="ce39">
            <text:p>9,111</text:p>
          </table:table-cell>
          <table:table-cell office:value-type="float" office:value="8689.59" table:style-name="ce42">
            <text:p>8689.59</text:p>
          </table:table-cell>
          <table:table-cell office:value-type="float" office:value="2308" table:style-name="ce39">
            <text:p>2,308</text:p>
          </table:table-cell>
          <table:table-cell office:value-type="float" office:value="2237.44" table:style-name="ce42">
            <text:p>2237.44</text:p>
          </table:table-cell>
          <table:table-cell office:value-type="float" office:value="200" table:style-name="ce40">
            <text:p>200</text:p>
          </table:table-cell>
          <table:table-cell office:value-type="float" office:value="196.33" table:style-name="ce42">
            <text:p>196.33</text:p>
          </table:table-cell>
          <table:table-cell office:value-type="float" office:value="0" table:style-name="ce40">
            <text:p>0</text:p>
          </table:table-cell>
          <table:table-cell office:value-type="float" office:value="0" table:style-name="ce42">
            <text:p>0.00</text:p>
          </table:table-cell>
          <table:table-cell office:value-type="float" office:value="83933" table:content-validation-name="val1" table:style-name="ce12">
            <text:p>83,933</text:p>
          </table:table-cell>
          <table:table-cell office:value-type="float" office:value="74436" table:content-validation-name="val1" table:style-name="ce12">
            <text:p>74,436</text:p>
          </table:table-cell>
          <table:table-cell table:style-name="ce44"/>
          <table:table-cell table:style-name="ce42"/>
          <table:table-cell office:value-type="float" office:value="436" table:style-name="ce44">
            <text:p>436</text:p>
          </table:table-cell>
          <table:table-cell office:value-type="float" office:value="436" table:style-name="ce42">
            <text:p>436.00</text:p>
          </table:table-cell>
          <table:table-cell table:style-name="ce63"/>
          <table:table-cell table:style-name="ce73"/>
          <table:table-cell table:style-name="ce46"/>
          <table:table-cell table:style-name="ce53"/>
          <table:table-cell office:value-type="float" office:value="436" table:style-name="ce14">
            <text:p>436</text:p>
          </table:table-cell>
          <table:table-cell office:value-type="float" office:value="436" table:style-name="ce15">
            <text:p>436.00</text:p>
          </table:table-cell>
          <table:table-cell office:value-type="float" office:value="84369" table:content-validation-name="val1" table:style-name="ce16">
            <text:p>84,369</text:p>
          </table:table-cell>
          <table:table-cell office:value-type="float" office:value="74872" table:content-validation-name="val1" table:style-name="ce17">
            <text:p>74,872.00</text:p>
          </table:table-cell>
          <table:table-cell office:value-type="currency" office:value="155724405.09" table:content-validation-name="val2" table:style-name="ce18">
            <text:p>£155,724,405.09</text:p>
          </table:table-cell>
          <table:table-cell office:value-type="currency" office:value="2285669.4899999998" table:content-validation-name="val2" table:style-name="ce18">
            <text:p>£2,285,669.49</text:p>
          </table:table-cell>
          <table:table-cell office:value-type="currency" office:value="463459.55000000005" table:content-validation-name="val2" table:style-name="ce18">
            <text:p>£463,459.55</text:p>
          </table:table-cell>
          <table:table-cell office:value-type="currency" office:value="3071435.7600000002" table:content-validation-name="val2" table:style-name="ce18">
            <text:p>£3,071,435.76</text:p>
          </table:table-cell>
          <table:table-cell office:value-type="currency" office:value="31737568.190000001" table:content-validation-name="val2" table:style-name="ce18">
            <text:p>£31,737,568.19</text:p>
          </table:table-cell>
          <table:table-cell office:value-type="currency" office:value="13910472.640000001" table:content-validation-name="val2" table:style-name="ce18">
            <text:p>£13,910,472.64</text:p>
          </table:table-cell>
          <table:table-cell office:value-type="currency" office:value="207193010.72" table:style-name="ce19">
            <text:p>£207,193,011</text:p>
          </table:table-cell>
          <table:table-cell office:value-type="currency" office:value="6788355" table:content-validation-name="val2" table:style-name="ce20">
            <text:p>£6,788,355.00</text:p>
          </table:table-cell>
          <table:table-cell office:value-type="currency" office:value="349176" table:content-validation-name="val3" table:style-name="ce20">
            <text:p>£349,176.00</text:p>
          </table:table-cell>
          <table:table-cell office:value-type="currency" office:value="7137531" table:style-name="ce21">
            <text:p>£7,137,531.00</text:p>
          </table:table-cell>
          <table:table-cell office:value-type="currency" office:value="214330541.72" table:style-name="ce22">
            <text:p>£214,330,542</text:p>
          </table:table-cell>
          <table:table-cell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8">
            <text:p>Crown Non Departmental Public Body</text:p>
          </table:table-cell>
          <table:table-cell office:value-type="string" table:style-name="ce49">
            <text:p>Department for Work and Pensions</text:p>
          </table:table-cell>
          <table:table-cell office:value-type="float" office:value="404" table:style-name="ce40">
            <text:p>404</text:p>
          </table:table-cell>
          <table:table-cell office:value-type="float" office:value="353.51" table:style-name="ce42">
            <text:p>353.51</text:p>
          </table:table-cell>
          <table:table-cell office:value-type="float" office:value="441" table:style-name="ce40">
            <text:p>441</text:p>
          </table:table-cell>
          <table:table-cell office:value-type="float" office:value="406.57" table:style-name="ce42">
            <text:p>406.57</text:p>
          </table:table-cell>
          <table:table-cell office:value-type="float" office:value="1377" table:style-name="ce39">
            <text:p>1,377</text:p>
          </table:table-cell>
          <table:table-cell office:value-type="float" office:value="1294.54" table:style-name="ce42">
            <text:p>1294.54</text:p>
          </table:table-cell>
          <table:table-cell office:value-type="float" office:value="440" table:style-name="ce40">
            <text:p>440</text:p>
          </table:table-cell>
          <table:table-cell office:value-type="float" office:value="414.97" table:style-name="ce42">
            <text:p>414.97</text:p>
          </table:table-cell>
          <table:table-cell office:value-type="float" office:value="27" table:style-name="ce40">
            <text:p>27</text:p>
          </table:table-cell>
          <table:table-cell office:value-type="float" office:value="26.1" table:style-name="ce42">
            <text:p>26.10</text:p>
          </table:table-cell>
          <table:table-cell table:style-name="ce40"/>
          <table:table-cell table:style-name="ce42"/>
          <table:table-cell office:value-type="float" office:value="2689" table:content-validation-name="val1" table:style-name="ce12">
            <text:p>2,689</text:p>
          </table:table-cell>
          <table:table-cell office:value-type="float" office:value="2496" table:content-validation-name="val1" table:style-name="ce12">
            <text:p>2,496</text:p>
          </table:table-cell>
          <table:table-cell table:style-name="ce44"/>
          <table:table-cell table:style-name="ce42"/>
          <table:table-cell office:value-type="float" office:value="1" table:style-name="ce47">
            <text:p>1</text:p>
          </table:table-cell>
          <table:table-cell office:value-type="float" office:value="1" table:style-name="ce62">
            <text:p>1.00</text:p>
          </table:table-cell>
          <table:table-cell office:value-type="float" office:value="2" table:style-name="ce63">
            <text:p>2</text:p>
          </table:table-cell>
          <table:table-cell office:value-type="float" office:value="2" table:style-name="ce73">
            <text:p>2.00</text:p>
          </table:table-cell>
          <table:table-cell table:style-name="ce44"/>
          <table:table-cell table:style-name="ce42"/>
          <table:table-cell office:value-type="float" office:value="3" table:style-name="ce14">
            <text:p>3</text:p>
          </table:table-cell>
          <table:table-cell office:value-type="float" office:value="3" table:style-name="ce15">
            <text:p>3.00</text:p>
          </table:table-cell>
          <table:table-cell office:value-type="float" office:value="2692" table:content-validation-name="val1" table:style-name="ce16">
            <text:p>2,692</text:p>
          </table:table-cell>
          <table:table-cell office:value-type="float" office:value="2499" table:content-validation-name="val1" table:style-name="ce17">
            <text:p>2,499.00</text:p>
          </table:table-cell>
          <table:table-cell office:value-type="currency" office:value="8555047.5099999998" table:content-validation-name="val2" table:style-name="ce18">
            <text:p>£8,555,047.51</text:p>
          </table:table-cell>
          <table:table-cell office:value-type="currency" office:value="142899.57" table:content-validation-name="val2" table:style-name="ce18">
            <text:p>£142,899.57</text:p>
          </table:table-cell>
          <table:table-cell office:value-type="currency" office:value="0" table:content-validation-name="val2" table:style-name="ce18">
            <text:p>£0.00</text:p>
          </table:table-cell>
          <table:table-cell office:value-type="currency" office:value="14778.48" table:content-validation-name="val2" table:style-name="ce18">
            <text:p>£14,778.48</text:p>
          </table:table-cell>
          <table:table-cell office:value-type="currency" office:value="1827029.86" table:content-validation-name="val2" table:style-name="ce18">
            <text:p>£1,827,029.86</text:p>
          </table:table-cell>
          <table:table-cell office:value-type="currency" office:value="952730.56" table:content-validation-name="val2" table:style-name="ce18">
            <text:p>£952,730.56</text:p>
          </table:table-cell>
          <table:table-cell office:value-type="currency" office:value="11492486" table:style-name="ce19">
            <text:p>£11,492,486</text:p>
          </table:table-cell>
          <table:table-cell office:value-type="currency" office:value="37622" table:content-validation-name="val2" table:style-name="ce20">
            <text:p>£37,622.00</text:p>
          </table:table-cell>
          <table:table-cell office:value-type="currency" office:value="0" table:content-validation-name="val2" table:style-name="ce20">
            <text:p>£0.00</text:p>
          </table:table-cell>
          <table:table-cell office:value-type="currency" office:value="37622" table:style-name="ce21">
            <text:p>£37,622.00</text:p>
          </table:table-cell>
          <table:table-cell office:value-type="currency" office:value="11530107.98" table:style-name="ce19">
            <text:p>£11,530,108</text:p>
          </table:table-cell>
          <table:table-cell table:content-validation-name="val1" table:style-name="ce2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39"/>
          <table:table-cell table:style-name="ce42"/>
          <table:table-cell table:style-name="ce39"/>
          <table:table-cell table:style-name="ce42"/>
          <table:table-cell table:style-name="ce39"/>
          <table:table-cell table:style-name="ce42"/>
          <table:table-cell table:style-name="ce39"/>
          <table:table-cell table:style-name="ce42"/>
          <table:table-cell table:style-name="ce39"/>
          <table:table-cell table:style-name="ce42"/>
          <table:table-cell office:value-type="float" office:value="241" table:style-name="ce39">
            <text:p>241</text:p>
          </table:table-cell>
          <table:table-cell office:value-type="float" office:value="232.06" table:style-name="ce42">
            <text:p>232.06</text:p>
          </table:table-cell>
          <table:table-cell office:value-type="float" office:value="241" table:content-validation-name="val1" table:style-name="ce12">
            <text:p>241</text:p>
          </table:table-cell>
          <table:table-cell office:value-type="float" office:value="232" table:content-validation-name="val1" table:style-name="ce12">
            <text:p>232</text:p>
          </table:table-cell>
          <table:table-cell table:style-name="ce44"/>
          <table:table-cell table:style-name="ce42"/>
          <table:table-cell office:value-type="float" office:value="14" table:style-name="ce46">
            <text:p>14</text:p>
          </table:table-cell>
          <table:table-cell office:value-type="float" office:value="11.95" table:style-name="ce53">
            <text:p>11.95</text:p>
          </table:table-cell>
          <table:table-cell table:style-name="ce44"/>
          <table:table-cell table:style-name="ce42"/>
          <table:table-cell table:style-name="ce46"/>
          <table:table-cell table:style-name="ce53"/>
          <table:table-cell office:value-type="float" office:value="14" table:style-name="ce14">
            <text:p>14</text:p>
          </table:table-cell>
          <table:table-cell office:value-type="float" office:value="11.95" table:style-name="ce15">
            <text:p>11.95</text:p>
          </table:table-cell>
          <table:table-cell office:value-type="float" office:value="255" table:content-validation-name="val1" table:style-name="ce16">
            <text:p>255</text:p>
          </table:table-cell>
          <table:table-cell office:value-type="float" office:value="244" table:content-validation-name="val1" table:style-name="ce17">
            <text:p>244.00</text:p>
          </table:table-cell>
          <table:table-cell office:value-type="currency" office:value="1150252" table:content-validation-name="val2" table:style-name="ce18">
            <text:p>£1,150,252.00</text:p>
          </table:table-cell>
          <table:table-cell table:content-validation-name="val2" table:style-name="ce18"/>
          <table:table-cell table:content-validation-name="val2" table:style-name="ce18"/>
          <table:table-cell office:value-type="currency" office:value="81" table:content-validation-name="val2" table:style-name="ce18">
            <text:p>£81.00</text:p>
          </table:table-cell>
          <table:table-cell office:value-type="currency" office:value="87327" table:content-validation-name="val2" table:style-name="ce18">
            <text:p>£87,327.00</text:p>
          </table:table-cell>
          <table:table-cell office:value-type="currency" office:value="135929" table:content-validation-name="val2" table:style-name="ce18">
            <text:p>£135,929.00</text:p>
          </table:table-cell>
          <table:table-cell office:value-type="currency" office:value="1373589" table:style-name="ce19">
            <text:p>£1,373,589</text:p>
          </table:table-cell>
          <table:table-cell office:value-type="currency" office:value="145414.03" table:content-validation-name="val2" table:style-name="ce20">
            <text:p>£145,414.03</text:p>
          </table:table-cell>
          <table:table-cell table:content-validation-name="val2" table:style-name="ce20"/>
          <table:table-cell office:value-type="currency" office:value="145414.03" table:style-name="ce21">
            <text:p>£145,414.03</text:p>
          </table:table-cell>
          <table:table-cell office:value-type="currency" office:value="1519003.03" table:style-name="ce19">
            <text:p>£1,519,003</text:p>
          </table:table-cell>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office:value-type="float" office:value="77" table:style-name="ce40">
            <text:p>77</text:p>
          </table:table-cell>
          <table:table-cell office:value-type="float" office:value="67.260000000000005" table:style-name="ce42">
            <text:p>67.26</text:p>
          </table:table-cell>
          <table:table-cell office:value-type="float" office:value="77" table:content-validation-name="val1" table:style-name="ce12">
            <text:p>77</text:p>
          </table:table-cell>
          <table:table-cell office:value-type="float" office:value="67" table:content-validation-name="val1" table:style-name="ce12">
            <text:p>67</text:p>
          </table:table-cell>
          <table:table-cell office:value-type="float" office:value="2" table:style-name="ce44">
            <text:p>2</text:p>
          </table:table-cell>
          <table:table-cell office:value-type="float" office:value="2" table:style-name="ce42">
            <text:p>2.00</text:p>
          </table:table-cell>
          <table:table-cell office:value-type="float" office:value="2" table:style-name="ce44">
            <text:p>2</text:p>
          </table:table-cell>
          <table:table-cell office:value-type="float" office:value="2" table:style-name="ce58">
            <text:p>2.00</text:p>
          </table:table-cell>
          <table:table-cell office:value-type="float" office:value="2" table:style-name="ce44">
            <text:p>2</text:p>
          </table:table-cell>
          <table:table-cell office:value-type="float" office:value="2" table:style-name="ce42">
            <text:p>2.00</text:p>
          </table:table-cell>
          <table:table-cell table:style-name="ce44"/>
          <table:table-cell table:style-name="ce42"/>
          <table:table-cell office:value-type="float" office:value="6" table:style-name="ce14">
            <text:p>6</text:p>
          </table:table-cell>
          <table:table-cell office:value-type="float" office:value="6" table:style-name="ce15">
            <text:p>6.00</text:p>
          </table:table-cell>
          <table:table-cell office:value-type="float" office:value="83" table:content-validation-name="val1" table:style-name="ce16">
            <text:p>83</text:p>
          </table:table-cell>
          <table:table-cell office:value-type="float" office:value="73" table:content-validation-name="val1" table:style-name="ce17">
            <text:p>73.00</text:p>
          </table:table-cell>
          <table:table-cell office:value-type="currency" office:value="223563.47" table:content-validation-name="val2" table:style-name="ce18">
            <text:p>£223,563.47</text:p>
          </table:table-cell>
          <table:table-cell table:content-validation-name="val2" table:style-name="ce18"/>
          <table:table-cell table:content-validation-name="val2" table:style-name="ce18"/>
          <table:table-cell office:value-type="currency" office:value="8150.13" table:content-validation-name="val2" table:style-name="ce18">
            <text:p>£8,150.13</text:p>
          </table:table-cell>
          <table:table-cell office:value-type="currency" office:value="43487.92" table:content-validation-name="val2" table:style-name="ce18">
            <text:p>£43,487.92</text:p>
          </table:table-cell>
          <table:table-cell office:value-type="currency" office:value="23442.66" table:content-validation-name="val2" table:style-name="ce18">
            <text:p>£23,442.66</text:p>
          </table:table-cell>
          <table:table-cell office:value-type="currency" office:value="298644" table:style-name="ce19">
            <text:p>£298,644</text:p>
          </table:table-cell>
          <table:table-cell office:value-type="currency" office:value="10537.52" table:content-validation-name="val2" table:style-name="ce20">
            <text:p>£10,537.52</text:p>
          </table:table-cell>
          <table:table-cell office:value-type="currency" office:value="20521.68" table:content-validation-name="val2" table:style-name="ce20">
            <text:p>£20,521.68</text:p>
          </table:table-cell>
          <table:table-cell office:value-type="currency" office:value="31059.200000000001" table:style-name="ce21">
            <text:p>£31,059.20</text:p>
          </table:table-cell>
          <table:table-cell office:value-type="currency" office:value="329703.38" table:style-name="ce19">
            <text:p>£329,703</text:p>
          </table:table-cell>
          <table:table-cell table:content-validation-name="val1" table:style-name="ce26"/>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office:value-type="float" office:value="559" table:style-name="ce40">
            <text:p>559</text:p>
          </table:table-cell>
          <table:table-cell office:value-type="float" office:value="538.92857142857144" table:style-name="ce42">
            <text:p>538.93</text:p>
          </table:table-cell>
          <table:table-cell office:value-type="float" office:value="559" table:content-validation-name="val1" table:style-name="ce12">
            <text:p>559</text:p>
          </table:table-cell>
          <table:table-cell office:value-type="float" office:value="539" table:content-validation-name="val1" table:style-name="ce12">
            <text:p>539</text:p>
          </table:table-cell>
          <table:table-cell office:value-type="float" office:value="21" table:style-name="ce46">
            <text:p>21</text:p>
          </table:table-cell>
          <table:table-cell office:value-type="float" office:value="19.8" table:style-name="ce53">
            <text:p>19.80</text:p>
          </table:table-cell>
          <table:table-cell table:style-name="ce44"/>
          <table:table-cell table:style-name="ce42"/>
          <table:table-cell office:value-type="float" office:value="1" table:style-name="ce46">
            <text:p>1</text:p>
          </table:table-cell>
          <table:table-cell office:value-type="float" office:value="0.93714285714285706" table:style-name="ce53">
            <text:p>0.94</text:p>
          </table:table-cell>
          <table:table-cell office:value-type="float" office:value="3" table:style-name="ce44">
            <text:p>3</text:p>
          </table:table-cell>
          <table:table-cell office:value-type="float" office:value="3" table:style-name="ce42">
            <text:p>3.00</text:p>
          </table:table-cell>
          <table:table-cell office:value-type="float" office:value="25" table:style-name="ce14">
            <text:p>25</text:p>
          </table:table-cell>
          <table:table-cell office:value-type="float" office:value="23.73" table:style-name="ce15">
            <text:p>23.73</text:p>
          </table:table-cell>
          <table:table-cell office:value-type="float" office:value="584" table:content-validation-name="val1" table:style-name="ce16">
            <text:p>584</text:p>
          </table:table-cell>
          <table:table-cell office:value-type="float" office:value="563" table:content-validation-name="val1" table:style-name="ce17">
            <text:p>563.00</text:p>
          </table:table-cell>
          <table:table-cell office:value-type="currency" office:value="2247998.7999999998" table:content-validation-name="val2" table:style-name="ce18">
            <text:p>£2,247,998.80</text:p>
          </table:table-cell>
          <table:table-cell office:value-type="currency" office:value="3462.41" table:content-validation-name="val2" table:style-name="ce18">
            <text:p>£3,462.41</text:p>
          </table:table-cell>
          <table:table-cell office:value-type="currency" office:value="68583.64" table:content-validation-name="val2" table:style-name="ce18">
            <text:p>£68,583.64</text:p>
          </table:table-cell>
          <table:table-cell office:value-type="currency" office:value="12171.7" table:content-validation-name="val2" table:style-name="ce18">
            <text:p>£12,171.70</text:p>
          </table:table-cell>
          <table:table-cell office:value-type="currency" office:value="482489.99" table:content-validation-name="val2" table:style-name="ce18">
            <text:p>£482,489.99</text:p>
          </table:table-cell>
          <table:table-cell office:value-type="currency" office:value="265660.57" table:content-validation-name="val2" table:style-name="ce18">
            <text:p>£265,660.57</text:p>
          </table:table-cell>
          <table:table-cell office:value-type="currency" office:value="3080367" table:style-name="ce19">
            <text:p>£3,080,367</text:p>
          </table:table-cell>
          <table:table-cell office:value-type="currency" office:value="180410.84000000003" table:content-validation-name="val2" table:style-name="ce20">
            <text:p>£180,410.84</text:p>
          </table:table-cell>
          <table:table-cell office:value-type="currency" office:value="120588.2" table:content-validation-name="val2" table:style-name="ce20">
            <text:p>£120,588.20</text:p>
          </table:table-cell>
          <table:table-cell office:value-type="currency" office:value="300999.03999999998" table:style-name="ce21">
            <text:p>£300,999.04</text:p>
          </table:table-cell>
          <table:table-cell office:value-type="currency" office:value="3381366.15" table:style-name="ce22">
            <text:p>£3,381,366</text:p>
          </table:table-cell>
          <table:table-cell office:value-type="string" table:style-name="ce27">
            <text:p>Overall costs have decreased since prior month. No significant changes in headcount. January payroll costs were inflated by holiday time sell off in the month contributing to the decrease between January and February. No significant change in Non staff FTE. Decrease in non-staff cost due to senior agency staff leaving at the end of January.</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table:style-name="ce8"/>
          <table:table-cell table:style-name="ce48"/>
          <table:table-cell table:style-name="ce49"/>
          <table:table-cell table:style-name="ce41"/>
          <table:table-cell table:style-name="ce43"/>
          <table:table-cell table:style-name="ce41"/>
          <table:table-cell table:style-name="ce43"/>
          <table:table-cell table:style-name="ce41"/>
          <table:table-cell table:style-name="ce43"/>
          <table:table-cell table:style-name="ce41"/>
          <table:table-cell table:style-name="ce43"/>
          <table:table-cell table:style-name="ce41"/>
          <table:table-cell table:style-name="ce43"/>
          <table:table-cell table:style-name="ce41"/>
          <table:table-cell table:style-name="ce43"/>
          <table:table-cell table:content-validation-name="val1" table:style-name="ce14"/>
          <table:table-cell table:content-validation-name="val1" table:style-name="ce15"/>
          <table:table-cell table:style-name="ce45"/>
          <table:table-cell table:style-name="ce54"/>
          <table:table-cell table:style-name="ce45"/>
          <table:table-cell table:style-name="ce54"/>
          <table:table-cell table:style-name="ce60"/>
          <table:table-cell table:style-name="ce69"/>
          <table:table-cell table:style-name="ce45"/>
          <table:table-cell table:style-name="ce54"/>
          <table:table-cell table:style-name="ce14"/>
          <table:table-cell table:style-name="ce15"/>
          <table:table-cell table:content-validation-name="val1" table:style-name="ce16"/>
          <table:table-cell table:content-validation-name="val1" table:style-name="ce17"/>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style-name="ce19"/>
          <table:table-cell table:content-validation-name="val2" table:style-name="ce29"/>
          <table:table-cell table:content-validation-name="val2" table:style-name="ce29"/>
          <table:table-cell table:number-columns-repeated="2" table:style-name="ce19"/>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64"/>
          <table:table-cell table:style-name="ce68"/>
          <table:table-cell table:style-name="ce65"/>
          <table:table-cell table:style-name="ce66"/>
          <table:table-cell table:style-name="ce67"/>
          <table:table-cell table:style-name="ce52"/>
          <table:table-cell table:style-name="ce50"/>
          <table:table-cell table:style-name="ce51"/>
          <table:table-cell table:style-name="ce50"/>
          <table:table-cell table:style-name="ce51"/>
          <table:table-cell table:content-validation-name="val1" table:style-name="ce14"/>
          <table:table-cell table:content-validation-name="val1" table:style-name="ce15"/>
          <table:table-cell table:style-name="ce56"/>
          <table:table-cell table:style-name="ce55"/>
          <table:table-cell table:style-name="ce59"/>
          <table:table-cell table:style-name="ce57"/>
          <table:table-cell table:style-name="ce61"/>
          <table:table-cell table:style-name="ce70"/>
          <table:table-cell table:style-name="ce72"/>
          <table:table-cell table:style-name="ce71"/>
          <table:table-cell table:style-name="ce31"/>
          <table:table-cell table:style-name="ce15"/>
          <table:table-cell table:content-validation-name="val1" table:style-name="ce16"/>
          <table:table-cell table:content-validation-name="val1" table:style-name="ce17"/>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style-name="ce19"/>
          <table:table-cell table:content-validation-name="val2" table:style-name="ce29"/>
          <table:table-cell table:content-validation-name="val2" table:style-name="ce29"/>
          <table:table-cell table:style-name="ce19"/>
          <table:table-cell table:style-name="ce21"/>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64"/>
          <table:table-cell table:style-name="ce68"/>
          <table:table-cell table:style-name="ce65"/>
          <table:table-cell table:style-name="ce66"/>
          <table:table-cell table:style-name="ce67"/>
          <table:table-cell table:style-name="ce52"/>
          <table:table-cell table:style-name="ce50"/>
          <table:table-cell table:style-name="ce51"/>
          <table:table-cell table:style-name="ce50"/>
          <table:table-cell table:style-name="ce51"/>
          <table:table-cell table:content-validation-name="val1" table:style-name="ce14"/>
          <table:table-cell table:content-validation-name="val1" table:style-name="ce15"/>
          <table:table-cell table:style-name="ce56"/>
          <table:table-cell table:style-name="ce55"/>
          <table:table-cell table:style-name="ce59"/>
          <table:table-cell table:style-name="ce57"/>
          <table:table-cell table:style-name="ce61"/>
          <table:table-cell table:style-name="ce70"/>
          <table:table-cell table:style-name="ce72"/>
          <table:table-cell table:style-name="ce71"/>
          <table:table-cell table:style-name="ce31"/>
          <table:table-cell table:style-name="ce15"/>
          <table:table-cell table:content-validation-name="val1" table:style-name="ce16"/>
          <table:table-cell table:content-validation-name="val1" table:style-name="ce17"/>
          <table:table-cell table:content-validation-name="val2" table:style-name="ce29"/>
          <table:table-cell table:content-validation-name="val2" table:style-name="ce29"/>
          <table:table-cell table:content-validation-name="val2" table:style-name="ce29"/>
          <table:table-cell table:content-validation-name="val2" table:style-name="ce29"/>
          <table:table-cell table:number-columns-repeated="2" table:style-name="ce29"/>
          <table:table-cell table:style-name="ce19"/>
          <table:table-cell table:content-validation-name="val2" table:style-name="ce29"/>
          <table:table-cell table:content-validation-name="val2" table:style-name="ce29"/>
          <table:table-cell table:style-name="ce19"/>
          <table:table-cell table:style-name="ce21"/>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8"/>
          <table:table-cell table:style-name="ce49"/>
          <table:table-cell table:style-name="ce50"/>
          <table:table-cell table:style-name="ce51"/>
          <table:table-cell table:style-name="ce64"/>
          <table:table-cell table:style-name="ce68"/>
          <table:table-cell table:style-name="ce65"/>
          <table:table-cell table:style-name="ce66"/>
          <table:table-cell table:style-name="ce67"/>
          <table:table-cell table:style-name="ce52"/>
          <table:table-cell table:style-name="ce50"/>
          <table:table-cell table:style-name="ce51"/>
          <table:table-cell table:style-name="ce50"/>
          <table:table-cell table:style-name="ce51"/>
          <table:table-cell table:content-validation-name="val1" table:style-name="ce14"/>
          <table:table-cell table:content-validation-name="val1" table:style-name="ce15"/>
          <table:table-cell table:style-name="ce56"/>
          <table:table-cell table:style-name="ce55"/>
          <table:table-cell table:style-name="ce59"/>
          <table:table-cell table:style-name="ce57"/>
          <table:table-cell table:style-name="ce61"/>
          <table:table-cell table:style-name="ce70"/>
          <table:table-cell table:style-name="ce72"/>
          <table:table-cell table:style-name="ce71"/>
          <table:table-cell table:style-name="ce31"/>
          <table:table-cell table:style-name="ce15"/>
          <table:table-cell table:content-validation-name="val1" table:style-name="ce16"/>
          <table:table-cell table:content-validation-name="val1" table:style-name="ce17"/>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21"/>
          <table:table-cell table:content-validation-name="val2" table:style-name="ce32"/>
          <table:table-cell table:content-validation-name="val2" table:style-name="ce32"/>
          <table:table-cell table:number-columns-repeated="2" table:style-name="ce21"/>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2" table:style-name="ro4">
          <table:table-cell table:number-columns-repeated="16384"/>
        </table:table-row>
        <table:named-expressions>
          <table:named-range table:name="Print_Area" table:cell-range-address="Data_sheet.$A$1:Data_sheet.$AO$19"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currency-style style:name="N55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5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5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5">
      <number:text> </number:text>
      <number:text-content/>
      <number:text> </number:text>
      <style:map style:condition="value()&gt;0" style:apply-style-name="N55P0"/>
      <style:map style:condition="value()&lt;0" style:apply-style-name="N55P1"/>
      <style:map style:condition="value()=0" style:apply-style-name="N55P2"/>
    </number:text-style>
    <number:date-style style:name="N56">
      <number:day number:style="long"/>
      <number:text>:</number:text>
      <number:hours number:style="long"/>
      <number:text>:</number:text>
      <number:minutes number:style="long"/>
    </number:date-style>
    <number:date-style style:name="N57">
      <number:day-of-week number:style="long"/>
      <number:text>/</number:text>
      <number:month number:style="long"/>
      <number:text>/</number:text>
      <number:year number:style="long"/>
    </number:date-style>
    <number:date-style style:name="N58">
      <number:day/>
      <number:text>-</number:text>
      <number:month number:textual="true"/>
      <number:text>-</number:text>
      <number:year/>
      <number:text>   </number:text>
      <number:hours/>
      <number:text>:</number:text>
      <number:minutes number:style="long"/>
    </number:date-style>
    <number:date-style style:name="N59">
      <number:month/>
      <number:text>/</number:text>
      <number:day/>
      <number:text>/</number:text>
      <number:year number:style="long"/>
    </number:date-style>
    <number:number-style style:name="N60P0">
      <number:number number:decimal-places="1" number:min-integer-digits="1" number:grouping="true"/>
      <number:text> </number:text>
    </number:number-style>
    <number:number-style style:name="N60">
      <number:text>(</number:text>
      <number:number number:decimal-places="1" number:min-integer-digits="1" number:grouping="true"/>
      <number:text>)</number:text>
      <style:map style:condition="value()&gt;=0" style:apply-style-name="N60P0"/>
    </number:number-style>
    <number:number-style style:name="N61P0">
      <number:number number:decimal-places="2" number:min-integer-digits="1" number:grouping="true"/>
    </number:number-style>
    <number:number-style style:name="N61">
      <number:text>-</number:text>
      <number:number number:decimal-places="2" number:min-integer-digits="1" number:grouping="true"/>
      <style:map style:condition="value()&gt;=0" style:apply-style-name="N61P0"/>
    </number:number-style>
    <number:number-style style:name="N62P0">
      <number:number number:decimal-places="3" number:min-integer-digits="1" number:grouping="true"/>
      <number:text> </number:text>
    </number:number-style>
    <number:number-style style:name="N62">
      <number:text>(</number:text>
      <number:number number:decimal-places="3" number:min-integer-digits="1" number:grouping="true"/>
      <number:text>)</number:text>
      <style:map style:condition="value()&gt;=0" style:apply-style-name="N62P0"/>
    </number:number-style>
    <number:number-style style:name="N63P0">
      <number:text> </number:text>
      <number:number number:decimal-places="2" number:min-integer-digits="1" number:grouping="true"/>
      <number:text>   </number:text>
    </number:number-style>
    <number:number-style style:name="N63P1">
      <number:text>-</number:text>
      <number:number number:decimal-places="2" number:min-integer-digits="1" number:grouping="true"/>
      <number:text>   </number:text>
    </number:number-style>
    <number:number-style style:name="N63P2">
      <number:text> -</number:text>
      <number:number number:decimal-places="0" number:min-integer-digits="2">
        <number:embedded-text number:position="0">   </number:embedded-text>
      </number:number>
    </number:number-style>
    <number:text-style style:name="N63">
      <number:text> </number:text>
      <number:text-content/>
      <number:text> </number:text>
      <style:map style:condition="value()&gt;0" style:apply-style-name="N63P0"/>
      <style:map style:condition="value()&lt;0" style:apply-style-name="N63P1"/>
      <style:map style:condition="value()=0" style:apply-style-name="N63P2"/>
    </number:text-style>
    <number:date-style style:name="N64">
      <number:month number:style="long"/>
      <number:text>/</number:text>
      <number:day number:style="long"/>
      <number:text>/</number:text>
      <number:year/>
    </number:date-style>
    <number:number-style style:name="N65P0">
      <number:text> </number:text>
      <number:number number:decimal-places="0" number:min-integer-digits="1" number:grouping="true">
        <number:embedded-text number:position="0"> </number:embedded-text>
      </number:number>
    </number:number-style>
    <number:number-style style:name="N65P1">
      <number:text>-</number:text>
      <number:number number:decimal-places="0" number:min-integer-digits="1" number:grouping="true">
        <number:embedded-text number:position="0"> </number:embedded-text>
      </number:number>
    </number:number-style>
    <number:text-style style:name="N65P2">
      <number:text> - </number:text>
    </number:text-style>
    <number:text-style style:name="N65">
      <number:text> </number:text>
      <number:text-content/>
      <number:text> </number:text>
      <style:map style:condition="value()&gt;0" style:apply-style-name="N65P0"/>
      <style:map style:condition="value()&lt;0" style:apply-style-name="N65P1"/>
      <style:map style:condition="value()=0" style:apply-style-name="N65P2"/>
    </number:text-style>
    <number:percentage-style style:name="N66P0">
      <number:number number:decimal-places="2" number:min-integer-digits="1"/>
      <number:text>%</number:text>
    </number:percentage-style>
    <number:percentage-style style:name="N66">
      <style:text-properties fo:color="#FF0000"/>
      <number:text>(</number:text>
      <number:number number:decimal-places="2" number:min-integer-digits="1"/>
      <number:text>%)</number:text>
      <style:map style:condition="value()&gt;=0" style:apply-style-name="N66P0"/>
    </number:percentage-style>
    <number:number-style style:name="N67P0">
      <number:number number:decimal-places="0" number:min-integer-digits="1" number:grouping="true">
        <number:embedded-text number:position="0"> </number:embedded-text>
      </number:number>
    </number:number-style>
    <number:number-style style:name="N67">
      <number:text>(</number:text>
      <number:number number:decimal-places="0" number:min-integer-digits="1" number:grouping="true">
        <number:embedded-text number:position="0">)</number:embedded-text>
      </number:number>
      <style:map style:condition="value()&gt;=0" style:apply-style-name="N67P0"/>
    </number:number-style>
    <number:percentage-style style:name="N68">
      <number:number number:decimal-places="1" number:min-integer-digits="1"/>
      <number:text>%</number:text>
    </number:percentage-style>
    <number:time-style style:name="N69">
      <number:hours number:style="long"/>
      <number:text>:</number:text>
      <number:minutes number:style="long"/>
    </number:time-style>
    <number:number-style style:name="N70">
      <number:number number:decimal-places="0" number:min-integer-digits="11">
        <number:embedded-text number:position="5">.</number:embedded-text>
        <number:embedded-text number:position="7">.</number:embedded-text>
      </number:number>
    </number:number-style>
    <number:number-style style:name="N71P0">
      <number:number number:decimal-places="0" number:min-integer-digits="1" number:grouping="true"/>
    </number:number-style>
    <number:number-style style:name="N71P1">
      <number:text>(</number:text>
      <number:number number:decimal-places="0" number:min-integer-digits="1" number:grouping="true">
        <number:embedded-text number:position="0">)</number:embedded-text>
      </number:number>
    </number:number-style>
    <number:text-style style:name="N71">
      <number:text>-</number:text>
      <style:map style:condition="value()&gt;0" style:apply-style-name="N71P0"/>
      <style:map style:condition="value()&lt;0" style:apply-style-name="N71P1"/>
    </number:text-style>
    <number:percentage-style style:name="N72P0">
      <number:number number:decimal-places="0" number:min-integer-digits="1"/>
      <number:text>%</number:text>
    </number:percentage-style>
    <number:percentage-style style:name="N72P1">
      <number:text>(</number:text>
      <number:number number:decimal-places="0" number:min-integer-digits="1">
        <number:embedded-text number:position="0">)</number:embedded-text>
      </number:number>
      <number:text>%</number:text>
    </number:percentage-style>
    <number:text-style style:name="N72">
      <number:text>-</number:text>
      <style:map style:condition="value()&gt;0" style:apply-style-name="N72P0"/>
      <style:map style:condition="value()&lt;0" style:apply-style-name="N72P1"/>
    </number:text-style>
    <number:number-style style:name="N73P0">
      <number:number number:decimal-places="4" number:min-integer-digits="1" number:grouping="true"/>
    </number:number-style>
    <number:number-style style:name="N73">
      <style:text-properties fo:color="#FF0000"/>
      <number:text>(</number:text>
      <number:number number:decimal-places="4" number:min-integer-digits="1" number:grouping="true"/>
      <number:text>)</number:text>
      <style:map style:condition="value()&gt;=0" style:apply-style-name="N73P0"/>
    </number:number-style>
    <number:number-style style:name="N74P0">
      <number:text>$</number:text>
      <number:number number:decimal-places="0" number:min-integer-digits="1" number:grouping="true"/>
    </number:number-style>
    <number:number-style style:name="N74">
      <number:text>-$</number:text>
      <number:number number:decimal-places="0" number:min-integer-digits="1" number:grouping="true"/>
      <style:map style:condition="value()&gt;=0" style:apply-style-name="N74P0"/>
    </number:number-style>
    <number:number-style style:name="N75P0">
      <number:text>$</number:text>
      <number:number number:decimal-places="2" number:min-integer-digits="1" number:grouping="true"/>
    </number:number-style>
    <number:number-style style:name="N75">
      <number:text>-$</number:text>
      <number:number number:decimal-places="2" number:min-integer-digits="1" number:grouping="true"/>
      <style:map style:condition="value()&gt;=0" style:apply-style-name="N75P0"/>
    </number:number-style>
    <number:number-style style:name="N76P0">
      <number:text> </number:text>
      <number:number number:decimal-places="0" number:min-integer-digits="1" number:grouping="true">
        <number:embedded-text number:position="0">   </number:embedded-text>
      </number:number>
    </number:number-style>
    <number:number-style style:name="N76P1">
      <number:text>-</number:text>
      <number:number number:decimal-places="0" number:min-integer-digits="1" number:grouping="true">
        <number:embedded-text number:position="0">   </number:embedded-text>
      </number:number>
    </number:number-style>
    <number:text-style style:name="N76P2">
      <number:text>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0" number:min-integer-digits="1" number:grouping="true">
        <number:embedded-text number:position="0"> </number:embedded-text>
      </number:number>
    </number:number-style>
    <number:number-style style:name="N77P1">
      <number:text> $ -</number:text>
      <number:number number:decimal-places="0" number:min-integer-digits="1" number:grouping="true">
        <number:embedded-text number:position="0"> </number:embedded-text>
      </number:number>
    </number:number-style>
    <number:text-style style:name="N77P2">
      <number:text> $ - </number:text>
    </number:text-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 </number:text>
      <number:number number:decimal-places="2" number:min-integer-digits="1" number:grouping="true"/>
      <number:text> </number:text>
    </number:number-style>
    <number:number-style style:name="N78P1">
      <number:text> $ -</number:text>
      <number:number number:decimal-places="2" number:min-integer-digits="1" number:grouping="true"/>
      <number:text> </number:text>
    </number:number-style>
    <number:number-style style:name="N78P2">
      <number:text> $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 </number:text>
      <number:number number:decimal-places="2" number:min-integer-digits="1" number:grouping="true"/>
      <number:text> </number:text>
    </number:number-style>
    <number:number-style style:name="N79P1">
      <number:text> -</number:text>
      <number:number number:decimal-places="2" number:min-integer-digits="1" number:grouping="true"/>
      <number:text> </number:text>
    </number:number-style>
    <number:number-style style:name="N79P2">
      <number:text> -</number:text>
      <number:number number:decimal-places="0" number:min-integer-digits="2">
        <number:embedded-text number:position="0"> </number:embedded-text>
      </number:number>
    </number:number-style>
    <number:text-style style:name="N79">
      <number:text> </number:text>
      <number:text-content/>
      <number:text> </number:text>
      <style:map style:condition="value()&gt;0" style:apply-style-name="N79P0"/>
      <style:map style:condition="value()&lt;0" style:apply-style-name="N79P1"/>
      <style:map style:condition="value()=0" style:apply-style-name="N79P2"/>
    </number:text-style>
    <number:number-style style:name="N80P0">
      <number:text>$</number:text>
      <number:number number:decimal-places="0" number:min-integer-digits="1" number:grouping="true"/>
    </number:number-style>
    <number:number-style style:name="N80">
      <style:text-properties fo:color="#FF0000"/>
      <number:text>-$</number:text>
      <number:number number:decimal-places="0" number:min-integer-digits="1" number:grouping="true"/>
      <style:map style:condition="value()&gt;=0" style:apply-style-name="N80P0"/>
    </number:number-style>
    <number:date-style style:name="N81">
      <number:month number:textual="true"/>
      <number:text>-</number:text>
      <number:year/>
      <number:text> </number:text>
    </number:date-style>
    <number:number-style style:name="N82P0">
      <number:number number:decimal-places="0" number:min-integer-digits="1" number:grouping="true">
        <number:embedded-text number:position="0"> $</number:embedded-text>
      </number:number>
    </number:number-style>
    <number:number-style style:name="N82">
      <number:text>-</number:text>
      <number:number number:decimal-places="0" number:min-integer-digits="1" number:grouping="true">
        <number:embedded-text number:position="0"> $</number:embedded-text>
      </number:number>
      <style:map style:condition="value()&gt;=0" style:apply-style-name="N82P0"/>
    </number:number-style>
    <number:currency-style style:name="N83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3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3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3">
      <number:text> </number:text>
      <number:text-content/>
      <number:text> </number:text>
      <style:map style:condition="value()&gt;0" style:apply-style-name="N83P0"/>
      <style:map style:condition="value()&lt;0" style:apply-style-name="N83P1"/>
      <style:map style:condition="value()=0" style:apply-style-name="N83P2"/>
    </number:text-style>
    <number:number-style style:name="N84P0">
      <number:number number:decimal-places="2" number:min-integer-digits="1" number:grouping="true"/>
    </number:number-style>
    <number:number-style style:name="N84P1">
      <style:text-properties fo:color="#FF0000"/>
      <number:text>(</number:text>
      <number:number number:decimal-places="2" number:min-integer-digits="1" number:grouping="true"/>
      <number:text>)</number:text>
    </number:number-style>
    <number:text-style style:name="N84">
      <number:text>-</number:text>
      <style:map style:condition="value()&gt;0" style:apply-style-name="N84P0"/>
      <style:map style:condition="value()&lt;0" style:apply-style-name="N84P1"/>
    </number:text-style>
    <number:percentage-style style:name="N85P0">
      <number:number number:decimal-places="1" number:min-integer-digits="1"/>
      <number:text>%</number:text>
    </number:percentage-style>
    <number:percentage-style style:name="N85">
      <number:text>(</number:text>
      <number:number number:decimal-places="1" number:min-integer-digits="1"/>
      <number:text>%)</number:text>
      <style:map style:condition="value()&gt;=0" style:apply-style-name="N85P0"/>
    </number:percentage-style>
    <number:percentage-style style:name="N86P0">
      <number:number number:decimal-places="0" number:min-integer-digits="1"/>
      <number:text>% </number:text>
    </number:percentage-style>
    <number:percentage-style style:name="N86">
      <style:text-properties fo:color="#FF0000"/>
      <number:text>(</number:text>
      <number:number number:decimal-places="0" number:min-integer-digits="1"/>
      <number:text>%)</number:text>
      <style:map style:condition="value()&gt;=0" style:apply-style-name="N86P0"/>
    </number:percentage-style>
    <number:percentage-style style:name="N87P0">
      <number:number number:decimal-places="1" number:min-integer-digits="1"/>
      <number:text>% </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percentage-style style:name="N88P0">
      <number:number number:decimal-places="1" number:min-integer-digits="1"/>
      <number:text>%</number:text>
    </number:percentage-style>
    <number:percentage-style style:name="N88">
      <style:text-properties fo:color="#FF0000"/>
      <number:text>-</number:text>
      <number:number number:decimal-places="1" number:min-integer-digits="1"/>
      <number:text>%</number:text>
      <style:map style:condition="value()&gt;=0" style:apply-style-name="N88P0"/>
    </number:percentage-style>
    <number:number-style style:name="N89">
      <number:number number:decimal-places="0" number:min-integer-digits="11">
        <number:embedded-text number:position="5"> </number:embedded-text>
      </number:number>
    </number:number-style>
    <number:number-style style:name="N90P0">
      <number:number number:decimal-places="0" number:min-integer-digits="4"/>
    </number:number-style>
    <number:number-style style:name="N90">
      <number:number number:min-integer-digits="1"/>
      <style:map style:condition="value()&lt;=9999" style:apply-style-name="N90P0"/>
    </number:number-style>
    <number:number-style style:name="N91P0">
      <number:text>N-</number:text>
      <number:number number:decimal-places="0" number:min-integer-digits="4"/>
    </number:number-style>
    <number:number-style style:name="N91">
      <number:number number:min-integer-digits="1"/>
      <style:map style:condition="value()&lt;=9999" style:apply-style-name="N91P0"/>
    </number:number-style>
    <number:text-style style:name="N92P0"/>
    <number:text-style style:name="N92P1"/>
    <number:text-style style:name="N92P2"/>
    <number:text-style style:name="N92">
      <style:map style:condition="value()&gt;0" style:apply-style-name="N92P0"/>
      <style:map style:condition="value()&lt;0" style:apply-style-name="N92P1"/>
      <style:map style:condition="value()=0" style:apply-style-name="N92P2"/>
    </number:text-style>
    <number:text-style style:name="N93P0"/>
    <number:text-style style:name="N93P1"/>
    <number:text-style style:name="N93">
      <style:map style:condition="value()&gt;0" style:apply-style-name="N93P0"/>
      <style:map style:condition="value()&lt;0" style:apply-style-name="N93P1"/>
    </number:text-style>
    <number:number-style style:name="N94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4">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4P0"/>
    </number:number-style>
    <number:number-style style:name="N95P0">
      <number:number number:decimal-places="0" number:min-integer-digits="0" number:grouping="true" number:display-factor="1000">
        <number:embedded-text number:position="0"> </number:embedded-text>
      </number:number>
    </number:number-style>
    <number:number-style style:name="N95">
      <style:text-properties fo:color="#FF0000"/>
      <number:text>(</number:text>
      <number:number number:decimal-places="0" number:min-integer-digits="0" number:grouping="true" number:display-factor="1000">
        <number:embedded-text number:position="0">)</number:embedded-text>
      </number:number>
      <style:map style:condition="value()&gt;=0" style:apply-style-name="N95P0"/>
    </number:number-style>
    <number:number-style style:name="N96P0">
      <number:number number:decimal-places="1" number:min-integer-digits="0" number:grouping="true" number:display-factor="1000"/>
      <number:text> </number:text>
    </number:number-style>
    <number:number-style style:name="N96">
      <style:text-properties fo:color="#FF0000"/>
      <number:text>(</number:text>
      <number:number number:decimal-places="1" number:min-integer-digits="0" number:grouping="true" number:display-factor="1000"/>
      <number:text>)</number:text>
      <style:map style:condition="value()&gt;=0" style:apply-style-name="N96P0"/>
    </number:number-style>
    <number:time-style style:name="N97">
      <number:hours/>
      <number:text>:</number:text>
      <number:minutes number:style="long"/>
      <number:text> </number:text>
      <number:am-pm/>
    </number:time-style>
    <number:time-style style:name="N98" number:truncate-on-overflow="false">
      <number:hours/>
      <number:text>:</number:text>
      <number:minutes number:style="long"/>
    </number:time-style>
    <number:time-style style:name="N99" number:truncate-on-overflow="false">
      <number:hours number:style="long"/>
      <number:text>:</number:text>
      <number:minutes number:style="long"/>
    </number:time-style>
    <number:number-style style:name="N100">
      <number:number number:decimal-places="0" number:min-integer-digits="2"/>
    </number:number-style>
    <number:number-style style:name="N101">
      <number:number number:decimal-places="0" number:min-integer-digits="3"/>
    </number:number-style>
    <number:number-style style:name="N102">
      <number:number number:decimal-places="0" number:min-integer-digits="1" number:grouping="true" number:display-factor="1000"/>
    </number:number-style>
    <number:number-style style:name="N103P0">
      <style:text-properties fo:color="#0000FF"/>
      <number:number number:decimal-places="2" number:min-integer-digits="1" number:grouping="true"/>
    </number:number-style>
    <number:number-style style:name="N103P1">
      <style:text-properties fo:color="#FF0000"/>
      <number:text>-</number:text>
      <number:number number:decimal-places="2" number:min-integer-digits="1" number:grouping="true"/>
    </number:number-style>
    <number:number-style style:name="N103">
      <number:number number:decimal-places="2" number:min-integer-digits="1"/>
      <style:map style:condition="value()&gt;0" style:apply-style-name="N103P0"/>
      <style:map style:condition="value()&lt;0" style:apply-style-name="N103P1"/>
    </number:number-style>
    <number:number-style style:name="N104P0">
      <number:text>kr</number:text>
      <number:number number:decimal-places="0" number:min-integer-digits="1" number:grouping="true" number:display-factor="1000"/>
    </number:number-style>
    <number:number-style style:name="N104">
      <number:text>kr-</number:text>
      <number:number number:decimal-places="0" number:min-integer-digits="1" number:grouping="true" number:display-factor="1000"/>
      <style:map style:condition="value()&gt;=0" style:apply-style-name="N104P0"/>
    </number:number-style>
    <number:number-style style:name="N105P0">
      <style:text-properties fo:color="#0000FF"/>
      <number:text>kr</number:text>
      <number:number number:decimal-places="2" number:min-integer-digits="1" number:grouping="true"/>
    </number:number-style>
    <number:number-style style:name="N105P1">
      <style:text-properties fo:color="#FF0000"/>
      <number:text>kr-</number:text>
      <number:number number:decimal-places="2" number:min-integer-digits="1" number:grouping="true"/>
    </number:number-style>
    <number:number-style style:name="N105">
      <number:number number:decimal-places="2" number:min-integer-digits="1"/>
      <style:map style:condition="value()&gt;0" style:apply-style-name="N105P0"/>
      <style:map style:condition="value()&lt;0" style:apply-style-name="N105P1"/>
    </number:number-style>
    <number:number-style style:name="N106P0">
      <number:text> Ł</number:text>
      <number:number number:decimal-places="0" number:min-integer-digits="1" number:grouping="true">
        <number:embedded-text number:position="0"> </number:embedded-text>
      </number:number>
    </number:number-style>
    <number:number-style style:name="N106P1">
      <number:text>-Ł</number:text>
      <number:number number:decimal-places="0" number:min-integer-digits="1" number:grouping="true">
        <number:embedded-text number:position="0"> </number:embedded-text>
      </number:number>
    </number:number-style>
    <number:text-style style:name="N106P2">
      <number:text> Ł- </number:text>
    </number:text-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P0">
      <number:text> Ł</number:text>
      <number:number number:decimal-places="2" number:min-integer-digits="1" number:grouping="true"/>
      <number:text> </number:text>
    </number:number-style>
    <number:number-style style:name="N107P1">
      <number:text>-Ł</number:text>
      <number:number number:decimal-places="2" number:min-integer-digits="1" number:grouping="true"/>
      <number:text> </number:text>
    </number:number-style>
    <number:number-style style:name="N107P2">
      <number:text> Ł-</number:text>
      <number:number number:decimal-places="0" number:min-integer-digits="2">
        <number:embedded-text number:position="0"> </number:embedded-text>
      </number:number>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108">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5"/>
    <style:style style:name="Currency_32_2_32_2_32_3" style:display-name="Currency 2 2 3" style:family="table-cell" style:data-style-name="N54"/>
    <style:style style:name="Currency_32_2_32_2_32_4" style:display-name="Currency 2 2 4" style:family="table-cell" style:data-style-name="N55"/>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5"/>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5"/>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5"/>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5"/>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5"/>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5"/>
    <style:style style:name="Currency_32_4_32_3" style:display-name="Currency 4 3" style:family="table-cell" style:data-style-name="N54"/>
    <style:style style:name="Currency_32_4_32_4" style:display-name="Currency 4 4" style:family="table-cell" style:data-style-name="N55"/>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5"/>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6"/>
    <style:style style:name="DagerOgTimer_32_2" style:display-name="DagerOgTimer 2" style:family="table-cell" style:data-style-name="N56"/>
    <style:style style:name="DagerOgTimer_32_3" style:display-name="DagerOgTimer 3" style:family="table-cell" style:data-style-name="N56"/>
    <style:style style:name="DagOgDato" style:family="table-cell" style:data-style-name="N57"/>
    <style:style style:name="DagOgDato_32_2" style:display-name="DagOgDato 2" style:family="table-cell" style:data-style-name="N57"/>
    <style:style style:name="DagOgDato_32_3" style:display-name="DagOgDato 3" style:family="table-cell" style:data-style-name="N57"/>
    <style:style style:name="DagOgDatoLang" style:family="table-cell" style:data-style-name="N57"/>
    <style:style style:name="DagOgDatoLang_32_2" style:display-name="DagOgDatoLang 2" style:family="table-cell" style:data-style-name="N57"/>
    <style:style style:name="DagOgDatoLang_32_3" style:display-name="DagOgDatoLang 3" style:family="table-cell" style:data-style-name="N57"/>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Time" style:family="table-cell" style:data-style-name="N58">
      <style:table-cell-properties style:vertical-align="automatic" style:repeat-content="false"/>
      <style:paragraph-properties fo:text-align="start" fo:margin-left="0cm"/>
    </style:style>
    <style:style style:name="Date-Time_32_2" style:display-name="Date-Time 2" style:family="table-cell" style:data-style-name="N58">
      <style:table-cell-properties style:vertical-align="automatic" style:repeat-content="false"/>
      <style:paragraph-properties fo:text-align="start" fo:margin-left="0cm"/>
    </style:style>
    <style:style style:name="Date-Time_32_3" style:display-name="Date-Time 3" style:family="table-cell" style:data-style-name="N58">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um"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60"/>
    <style:style style:name="Decimal_32_1_32_2" style:display-name="Decimal 1 2" style:family="table-cell" style:data-style-name="N60"/>
    <style:style style:name="Decimal_32_1_32_3" style:display-name="Decimal 1 3" style:family="table-cell" style:data-style-name="N60"/>
    <style:style style:name="Decimal_32_2" style:display-name="Decimal 2" style:family="table-cell" style:data-style-name="N61"/>
    <style:style style:name="Decimal_32_2_32_2" style:display-name="Decimal 2 2" style:family="table-cell" style:data-style-name="N61"/>
    <style:style style:name="Decimal_32_2_32_3" style:display-name="Decimal 2 3" style:family="table-cell" style:data-style-name="N61"/>
    <style:style style:name="Decimal_32_3" style:display-name="Decimal 3" style:family="table-cell" style:data-style-name="N62"/>
    <style:style style:name="Decimal_32_3_32_2" style:display-name="Decimal 3 2" style:family="table-cell" style:data-style-name="N62"/>
    <style:style style:name="Decimal_32_3_32_3" style:display-name="Decimal 3 3" style:family="table-cell" style:data-style-name="N62"/>
    <style:style style:name="Dezimal_32__91_0_93__laroux" style:display-name="Dezimal [0]_laroux" style:family="table-cell" style:data-style-name="N63"/>
    <style:style style:name="Dezimal_laroux" style:family="table-cell" style:data-style-name="N64"/>
    <style:style style:name="Dziesi_281_tny_32__91_0_93__laroux" style:display-name="Dziesiętny [0]_laroux" style:family="table-cell" style:data-style-name="N65"/>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ing"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1" style:display-name="Input 1"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Klokkeslett" style:family="table-cell" style:data-style-name="N69"/>
    <style:style style:name="Klokkeslett_32_2" style:display-name="Klokkeslett 2" style:family="table-cell" style:data-style-name="N69"/>
    <style:style style:name="Klokkeslett_32_3" style:display-name="Klokkeslett 3" style:family="table-cell" style:data-style-name="N69"/>
    <style:style style:name="Konto" style:family="table-cell" style:data-style-name="N70"/>
    <style:style style:name="Konto_32_2" style:display-name="Konto 2" style:family="table-cell" style:data-style-name="N70"/>
    <style:style style:name="Konto_32_3" style:display-name="Konto 3" style:family="table-cell" style:data-style-name="N70"/>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1"/>
    <style:style style:name="KPMGnormal_32_2" style:display-name="KPMGnormal 2" style:family="table-cell" style:data-style-name="N71"/>
    <style:style style:name="KPMGnormal_32_3" style:display-name="KPMGnormal 3" style:family="table-cell" style:data-style-name="N71"/>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1">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1">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1">
      <style:text-properties style:font-name="Univers 45 Light" style:font-name-asian="Univers 45 Light" style:font-name-complex="Univers 45 Light" fo:font-size="8pt" style:font-size-asian="8pt" style:font-size-complex="8pt"/>
    </style:style>
    <style:style style:name="KPMGpercent"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3"/>
    <style:style style:name="Millares_32__91_0_93__EjW30n4zytAwEaPSbNwiaTl2F" style:display-name="Millares [0]_EjW30n4zytAwEaPSbNwiaTl2F" style:family="table-cell" style:data-style-name="N74"/>
    <style:style style:name="Millares_EjW30n4zytAwEaPSbNwiaTl2F" style:family="table-cell" style:data-style-name="N75"/>
    <style:style style:name="Milliers_32__91_0_93__9ctfwjhVNIpKs513Q0MYGasMM" style:display-name="Milliers [0]_9ctfwjhVNIpKs513Q0MYGasMM" style:family="table-cell" style:data-style-name="N76"/>
    <style:style style:name="Milliers_9ctfwjhVNIpKs513Q0MYGasMM" style:family="table-cell" style:data-style-name="N63"/>
    <style:style style:name="Moneda_32__91_0_93__EjW30n4zytAwEaPSbNwiaTl2F" style:display-name="Moneda [0]_EjW30n4zytAwEaPSbNwiaTl2F" style:family="table-cell" style:data-style-name="N79"/>
    <style:style style:name="Moneda_EjW30n4zytAwEaPSbNwiaTl2F" style:family="table-cell" style:data-style-name="N80"/>
    <style:style style:name="Mon_233_taire_32__91_0_93__9ctfwjhVNIpKs513Q0MYGasMM" style:display-name="Monétaire [0]_9ctfwjhVNIpKs513Q0MYGasMM" style:family="table-cell" style:data-style-name="N77"/>
    <style:style style:name="Mon_233_taire_9ctfwjhVNIpKs513Q0MYGasMM" style:display-name="Monétaire_9ctfwjhVNIpKs513Q0MYGasMM" style:family="table-cell" style:data-style-name="N78"/>
    <style:style style:name="Month" style:family="table-cell" style:data-style-name="N81"/>
    <style:style style:name="Month_32_2" style:display-name="Month 2" style:family="table-cell" style:data-style-name="N81"/>
    <style:style style:name="Month_32_3" style:display-name="Month 3" style:family="table-cell" style:data-style-name="N81"/>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3">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3">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3">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4">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umber" style:family="table-cell" style:data-style-name="N71">
      <style:table-cell-properties style:vertical-align="middle" style:repeat-content="false"/>
      <style:paragraph-properties fo:text-align="end" fo:margin-right="0cm"/>
    </style:style>
    <style:style style:name="Number_32_2" style:display-name="Number 2" style:family="table-cell" style:data-style-name="N71">
      <style:table-cell-properties style:vertical-align="middle" style:repeat-content="false"/>
      <style:paragraph-properties fo:text-align="end" fo:margin-right="0cm"/>
    </style:style>
    <style:style style:name="Number_32_3" style:display-name="Number 3" style:family="table-cell" style:data-style-name="N71">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5"/>
    <style:style style:name="Percent_32__40__41__32_2" style:display-name="Percent () 2" style:family="table-cell" style:data-style-name="N85"/>
    <style:style style:name="Percent_32__40__41__32_3" style:display-name="Percent () 3" style:family="table-cell" style:data-style-name="N85"/>
    <style:style style:name="Percent_32__40_0_41_" style:display-name="Percent (0)" style:family="table-cell" style:data-style-name="N86"/>
    <style:style style:name="Percent_32__40_0_41__32_2" style:display-name="Percent (0) 2" style:family="table-cell" style:data-style-name="N86"/>
    <style:style style:name="Percent_32__40_0_41__32_3" style:display-name="Percent (0) 3" style:family="table-cell" style:data-style-name="N86"/>
    <style:style style:name="Percent_32__40_1_41_" style:display-name="Percent (1)" style:family="table-cell" style:data-style-name="N87"/>
    <style:style style:name="Percent_32__40_1_41__32_2" style:display-name="Percent (1) 2" style:family="table-cell" style:data-style-name="N87"/>
    <style:style style:name="Percent_32__40_1_41__32_3" style:display-name="Percent (1) 3" style:family="table-cell" style:data-style-name="N87"/>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1" style:display-name="Percent 1" style:family="table-cell" style:data-style-name="N88"/>
    <style:style style:name="Percent_32_1_32_2" style:display-name="Percent 1 2" style:family="table-cell" style:data-style-name="N88"/>
    <style:style style:name="Percent_32_1_32_3" style:display-name="Percent 1 3" style:family="table-cell" style:data-style-name="N88"/>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sonNr" style:family="table-cell" style:data-style-name="N89"/>
    <style:style style:name="PersonNr_32_2" style:display-name="PersonNr 2" style:family="table-cell" style:data-style-name="N89"/>
    <style:style style:name="PersonNr_32_3" style:display-name="PersonNr 3" style:family="table-cell" style:data-style-name="N89"/>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90"/>
    <style:style style:name="PostNr_32_2" style:display-name="PostNr 2" style:family="table-cell" style:data-style-name="N90"/>
    <style:style style:name="PostNr_32_3" style:display-name="PostNr 3" style:family="table-cell" style:data-style-name="N90"/>
    <style:style style:name="PostNrNorge" style:family="table-cell" style:data-style-name="N91"/>
    <style:style style:name="PostNrNorge_32_2" style:display-name="PostNrNorge 2" style:family="table-cell" style:data-style-name="N91"/>
    <style:style style:name="PostNrNorge_32_3" style:display-name="PostNrNorge 3" style:family="table-cell" style:data-style-name="N91"/>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kjulAlt" style:family="table-cell" style:data-style-name="N92"/>
    <style:style style:name="SkjulAlt_32_2" style:display-name="SkjulAlt 2" style:family="table-cell" style:data-style-name="N92"/>
    <style:style style:name="SkjulAlt_32_3" style:display-name="SkjulAlt 3" style:family="table-cell" style:data-style-name="N92"/>
    <style:style style:name="SkjulTall" style:family="table-cell" style:data-style-name="N93"/>
    <style:style style:name="SkjulTall_32_2" style:display-name="SkjulTall 2" style:family="table-cell" style:data-style-name="N93"/>
    <style:style style:name="SkjulTall_32_3" style:display-name="SkjulTall 3" style:family="table-cell" style:data-style-name="N93"/>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4"/>
    <style:style style:name="Telefon_32_2" style:display-name="Telefon 2" style:family="table-cell" style:data-style-name="N94"/>
    <style:style style:name="Telefon_32_3" style:display-name="Telefon 3" style:family="table-cell" style:data-style-name="N94"/>
    <style:style style:name="Thousands_32__40_0_41_" style:display-name="Thousands (0)" style:family="table-cell" style:data-style-name="N95"/>
    <style:style style:name="Thousands_32__40_0_41__32_2" style:display-name="Thousands (0) 2" style:family="table-cell" style:data-style-name="N95"/>
    <style:style style:name="Thousands_32__40_0_41__32_3" style:display-name="Thousands (0) 3" style:family="table-cell" style:data-style-name="N95"/>
    <style:style style:name="Thousands_32__40_1_41_" style:display-name="Thousands (1)" style:family="table-cell" style:data-style-name="N96"/>
    <style:style style:name="Thousands_32__40_1_41__32_2" style:display-name="Thousands (1) 2" style:family="table-cell" style:data-style-name="N96"/>
    <style:style style:name="Thousands_32__40_1_41__32_3" style:display-name="Thousands (1) 3" style:family="table-cell" style:data-style-name="N96"/>
    <style:style style:name="time" style:family="table-cell" style:data-style-name="N97"/>
    <style:style style:name="time_32_2" style:display-name="time 2" style:family="table-cell" style:data-style-name="N97"/>
    <style:style style:name="time_32_3" style:display-name="time 3" style:family="table-cell" style:data-style-name="N97"/>
    <style:style style:name="Timer1" style:family="table-cell" style:data-style-name="N98"/>
    <style:style style:name="Timer1_32_2" style:display-name="Timer1 2" style:family="table-cell" style:data-style-name="N98"/>
    <style:style style:name="Timer1_32_3" style:display-name="Timer1 3" style:family="table-cell" style:data-style-name="N98"/>
    <style:style style:name="Timer2" style:family="table-cell" style:data-style-name="N99"/>
    <style:style style:name="Timer2_32_2" style:display-name="Timer2 2" style:family="table-cell" style:data-style-name="N99"/>
    <style:style style:name="Timer2_32_3" style:display-name="Timer2 3" style:family="table-cell" style:data-style-name="N99"/>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100"/>
    <style:style style:name="ToSiffer_32_2" style:display-name="ToSiffer 2" style:family="table-cell" style:data-style-name="N100"/>
    <style:style style:name="ToSiffer_32_3" style:display-name="ToSiffer 3" style:family="table-cell" style:data-style-name="N100"/>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1"/>
    <style:style style:name="TreSiffer_32_2" style:display-name="TreSiffer 2" style:family="table-cell" style:data-style-name="N101"/>
    <style:style style:name="TreSiffer_32_3" style:display-name="TreSiffer 3" style:family="table-cell" style:data-style-name="N101"/>
    <style:style style:name="Tusenskille1000" style:family="table-cell" style:data-style-name="N102"/>
    <style:style style:name="Tusenskille1000_32_2" style:display-name="Tusenskille1000 2" style:family="table-cell" style:data-style-name="N102"/>
    <style:style style:name="Tusenskille1000_32_3" style:display-name="Tusenskille1000 3" style:family="table-cell" style:data-style-name="N102"/>
    <style:style style:name="TusenskilleFarger" style:family="table-cell" style:data-style-name="N103"/>
    <style:style style:name="TusenskilleFarger_32_2" style:display-name="TusenskilleFarger 2" style:family="table-cell" style:data-style-name="N103"/>
    <style:style style:name="TusenskilleFarger_32_3" style:display-name="TusenskilleFarger 3" style:family="table-cell" style:data-style-name="N103"/>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Valuta1000" style:family="table-cell" style:data-style-name="N104"/>
    <style:style style:name="Valuta1000_32_2" style:display-name="Valuta1000 2" style:family="table-cell" style:data-style-name="N104"/>
    <style:style style:name="Valuta1000_32_3" style:display-name="Valuta1000 3" style:family="table-cell" style:data-style-name="N104"/>
    <style:style style:name="ValutaFarger" style:family="table-cell" style:data-style-name="N105"/>
    <style:style style:name="ValutaFarger_32_2" style:display-name="ValutaFarger 2" style:family="table-cell" style:data-style-name="N105"/>
    <style:style style:name="ValutaFarger_32_3" style:display-name="ValutaFarger 3" style:family="table-cell" style:data-style-name="N105"/>
    <style:style style:name="Walutowy_32__91_0_93__laroux" style:display-name="Walutowy [0]_laroux" style:family="table-cell" style:data-style-name="N106"/>
    <style:style style:name="Walutowy_laroux" style:family="table-cell" style:data-style-name="N107"/>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8"/>
    <style:style style:name="Year_32_2" style:display-name="Year 2" style:family="table-cell" style:data-style-name="N108"/>
    <style:style style:name="Year_32_2_32_2" style:display-name="Year 2 2" style:family="table-cell" style:data-style-name="N108"/>
    <style:style style:name="Year_32_2_32_3" style:display-name="Year 2 3" style:family="table-cell" style:data-style-name="N108"/>
    <style:style style:name="Year_32_3" style:display-name="Year 3" style:family="table-cell" style:data-style-name="N108"/>
    <style:style style:name="Year_32_4" style:display-name="Year 4" style:family="table-cell" style:data-style-name="N108"/>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February 2017</dc:title>
    <meta:initial-creator/>
    <dc:creator/>
    <meta:creation-date>2017-04-05T08:34:51Z</meta:creation-date>
    <dc:date>2017-04-05T08:37:37Z</dc:date>
  </office:meta>
</office:document-meta>
</file>